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061cm" fo:margin-left="0.118cm" fo:margin-right="9.41cm" table:align="margins"/>
    </style:style>
    <style:style style:name="Table1.A" style:family="table-column">
      <style:table-column-properties style:column-width="1.363cm" style:rel-column-width="11085*"/>
    </style:style>
    <style:style style:name="Table1.B" style:family="table-column">
      <style:table-column-properties style:column-width="1.933cm" style:rel-column-width="15716*"/>
    </style:style>
    <style:style style:name="Table1.C" style:family="table-column">
      <style:table-column-properties style:column-width="1.085cm" style:rel-column-width="8819*"/>
    </style:style>
    <style:style style:name="Table1.D" style:family="table-column">
      <style:table-column-properties style:column-width="0.944cm" style:rel-column-width="7672*"/>
    </style:style>
    <style:style style:name="Table1.E" style:family="table-column">
      <style:table-column-properties style:column-width="1.51cm" style:rel-column-width="12275*"/>
    </style:style>
    <style:style style:name="Table1.F" style:family="table-column">
      <style:table-column-properties style:column-width="1.226cm" style:rel-column-width="99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569bf" officeooo:paragraph-rsid="001569bf"/>
    </style:style>
    <style:style style:name="P2" style:family="paragraph" style:parent-style-name="Standard">
      <style:text-properties officeooo:rsid="001569bf" officeooo:paragraph-rsid="001569bf"/>
    </style:style>
    <style:style style:name="P3" style:family="paragraph" style:parent-style-name="Standard">
      <style:text-properties officeooo:rsid="00173206" officeooo:paragraph-rsid="00173206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569bf" officeooo:paragraph-rsid="001569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create table account( acnumber VARCHAR(6), custid VARCHAR(6), bid VARCHAR(6), opening_balance INT(7), aod DATE, atype VARCHAR(10), astat</text:p>
      <text:p text:style-name="P1">us VARCHAR(10), CONSTRAINT account_acnumber_pk PRIMARY KEY (acnumber),CONSTRAINT account_custid_fk FOREIGN KEY(custid) REFERENCES customer(custid),CONSTRAINT account_bid_fk FOREIGN KEY(bid)REFERENCES branch(bid));</text:p>
      <text:p text:style-name="P1">Query OK, 0 rows affected (0.39 sec)</text:p>
      <text:p text:style-name="P1"/>
      <text:p text:style-name="P1"><text:s/>desc account;</text:p>
      <text:p text:style-name="P1">+-----------------+-------------+------+-----+---------+-------+</text:p>
      <text:p text:style-name="P1">| Field <text:s text:c="10"/>| Type <text:s text:c="7"/>| Null | Key | Default | Extra |</text:p>
      <text:p text:style-name="P1">+-----------------+-------------+------+-----+---------+-------+</text:p>
      <text:p text:style-name="P1">| acnumber <text:s text:c="7"/>| varchar(6) <text:s/>| NO <text:s text:c="2"/>| PRI | NULL <text:s text:c="3"/>| <text:s text:c="6"/>|</text:p>
      <text:p text:style-name="P1">| custid <text:s text:c="9"/>| varchar(6) <text:s/>| YES <text:s/>| MUL | NULL <text:s text:c="3"/>| <text:s text:c="6"/>|</text:p>
      <text:p text:style-name="P1">| bid <text:s text:c="12"/>| varchar(6) <text:s/>| YES <text:s/>| MUL | NULL <text:s text:c="3"/>| <text:s text:c="6"/>|</text:p>
      <text:p text:style-name="P1">| opening_balance | int(7) <text:s text:c="5"/>| YES <text:s/>| <text:s text:c="4"/>| NULL <text:s text:c="3"/>| <text:s text:c="6"/>|</text:p>
      <text:p text:style-name="P1">| aod <text:s text:c="12"/>| date <text:s text:c="7"/>| YES <text:s/>| <text:s text:c="4"/>| NULL <text:s text:c="3"/>| <text:s text:c="6"/>|</text:p>
      <text:p text:style-name="P1">| atype <text:s text:c="10"/>| varchar(10) | YES <text:s/>| <text:s text:c="4"/>| NULL <text:s text:c="3"/>| <text:s text:c="6"/>|</text:p>
      <text:p text:style-name="P1">| astatus <text:s text:c="8"/>| varchar(10) | YES <text:s/>| <text:s text:c="4"/>| NULL <text:s text:c="3"/>| <text:s text:c="6"/>|</text:p>
      <text:p text:style-name="P1">+-----------------+-------------+------+-----+---------+-------+</text:p>
      <text:p text:style-name="P1">7 rows in set (0.00 sec)</text:p>
      <text:p text:style-name="P1"/>
      <text:p text:style-name="P1">create table borrower(loanno INT PRIMARY KEY,custid VARCHAR(6),AMOUNT int(7),bid varchar(6),CONSTRAINT borrower_custid_fk FOREIGN KEY(custid) REFERENCES customer(custid),CONSTRAINT borrower_bid_fk FOREIGN KEY(bid) REFERENCES branch(bid));</text:p>
      <text:p text:style-name="P1"><text:s/>desc borrower;</text:p>
      <text:p text:style-name="P1">+--------+------------+------+-----+---------+-------+</text:p>
      <text:p text:style-name="P1">| Field <text:s/>| Type <text:s text:c="6"/>| Null | Key | Default | Extra |</text:p>
      <text:p text:style-name="P1">+--------+------------+------+-----+---------+-------+</text:p>
      <text:p text:style-name="P1">| loanno | int(11) <text:s text:c="3"/>| NO <text:s text:c="2"/>| PRI | NULL <text:s text:c="3"/>| <text:s text:c="6"/>|</text:p>
      <text:p text:style-name="P1">| custid | varchar(6) | YES <text:s/>| MUL | NULL <text:s text:c="3"/>| <text:s text:c="6"/>|</text:p>
      <text:p text:style-name="P1">| AMOUNT | int(7) <text:s text:c="4"/>| YES <text:s/>| <text:s text:c="4"/>| NULL <text:s text:c="3"/>| <text:s text:c="6"/>|</text:p>
      <text:p text:style-name="P1">| bid <text:s text:c="3"/>| varchar(6) | YES <text:s/>| MUL | NULL <text:s text:c="3"/>| <text:s text:c="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F1" office:value-type="string">
              <text:p text:style-name="Table_20_Contents"/>
            </table:table-cell>
          </table:table-row>
        </table:table-header-rows>
      </table:table>
      <text:p text:style-name="P1"/>
      <text:p text:style-name="P1"/>
      <text:p text:style-name="P1">insert into customer values(146,"Arya","kochi");</text:p>
      <text:p text:style-name="P1">Query OK, 1 row affected (0.04 sec)</text:p>
      <text:p text:style-name="P1"/>
      <text:p text:style-name="P1">mysql&gt; insert into customer values(147,"Athulya","kottyam");</text:p>
      <text:p text:style-name="P1">Query OK, 1 row affected (0.04 sec)</text:p>
      <text:p text:style-name="P1"/>
      <text:p text:style-name="P1">mysql&gt; insert into customer values(148,"Akshara","calicut");</text:p>
      <text:p text:style-name="P1">insert into customer values(149,"Sruthy","mgroad");</text:p>
      <text:p text:style-name="P1">Query OK, 1 row affected (0.04 sec)</text:p>
      <text:p text:style-name="P1"/>
      <text:p text:style-name="P1">mysql&gt; select * from customer;</text:p>
      <text:p text:style-name="P1">+--------+---------+---------+</text:p>
      <text:p text:style-name="P1">| custid | cname <text:s text:c="2"/>| city <text:s text:c="3"/>|</text:p>
      <text:p text:style-name="P1"><text:soft-page-break/>+--------+---------+---------+</text:p>
      <text:p text:style-name="P1">| 146 <text:s text:c="3"/>| Arya <text:s text:c="3"/>| kochi <text:s text:c="2"/>|</text:p>
      <text:p text:style-name="P1">| 147 <text:s text:c="3"/>| Athulya | kottyam |</text:p>
      <text:p text:style-name="P1">| 148 <text:s text:c="3"/>| Akshara | calicut |</text:p>
      <text:p text:style-name="P1">| 149 <text:s text:c="3"/>| Sruthy <text:s/>| mgroad <text:s/>|</text:p>
      <text:p text:style-name="P1">+--------+---------+---------+</text:p>
      <text:p text:style-name="P1"/>
      <text:p text:style-name="P1">select * from customer where city="kochi";</text:p>
      <text:p text:style-name="P1">+--------+-------+-------+</text:p>
      <text:p text:style-name="P1">| custid | cname | city <text:s/>|</text:p>
      <text:p text:style-name="P1">+--------+-------+-------+</text:p>
      <text:p text:style-name="P1">| 146 <text:s text:c="3"/>| Arya <text:s/>| kochi |</text:p>
      <text:p text:style-name="P1"/>
      <text:p text:style-name="P1">insert into branch values(150,"Thevara","kochi");</text:p>
      <text:p text:style-name="P1">Query OK, 1 row affected (0.05 sec)</text:p>
      <text:p text:style-name="P1"/>
      <text:p text:style-name="P1">mysql&gt; insert into branch values(158,"Ettumanoor","kottayam");</text:p>
      <text:p text:style-name="P1">Query OK, 1 row affected (0.04 sec)</text:p>
      <text:p text:style-name="P1"/>
      <text:p text:style-name="P1">mysql&gt; insert into branch values(160,"Mahi","calicut");</text:p>
      <text:p text:style-name="P1">Query OK, 1 row affected (0.04 sec)</text:p>
      <text:p text:style-name="P1"/>
      <text:p text:style-name="P1">mysql&gt; select * from branch;</text:p>
      <text:p text:style-name="P1">+-----+------------+----------+</text:p>
      <text:p text:style-name="P1">| bid | bname <text:s text:c="5"/>| bcity <text:s text:c="3"/>|</text:p>
      <text:p text:style-name="P1">+-----+------------+----------+</text:p>
      <text:p text:style-name="P1">| 150 | Thevara <text:s text:c="3"/>| kochi <text:s text:c="3"/>|</text:p>
      <text:p text:style-name="P1">| 158 | Ettumanoor | kottayam |</text:p>
      <text:p text:style-name="P1">| 160 | Mahi <text:s text:c="6"/>| calicut <text:s/>|</text:p>
      <text:p text:style-name="P1">+-----+------------+----------+</text:p>
      <text:p text:style-name="P1">3 rows in set (0.00 sec)</text:p>
      <text:p text:style-name="P1"/>
      <text:p text:style-name="P1">mysql&gt; insert into branch values(180,"unknown","mgroad");</text:p>
      <text:p text:style-name="P1">Query OK, 1 row affected (0.04 sec)</text:p>
      <text:p text:style-name="P1"/>
      <text:p text:style-name="P1">mysql&gt; select * from branch;</text:p>
      <text:p text:style-name="P1">+-----+------------+----------+</text:p>
      <text:p text:style-name="P1">| bid | bname <text:s text:c="5"/>| bcity <text:s text:c="3"/>|</text:p>
      <text:p text:style-name="P1">+-----+------------+----------+</text:p>
      <text:p text:style-name="P1">| 150 | Thevara <text:s text:c="3"/>| kochi <text:s text:c="3"/>|</text:p>
      <text:p text:style-name="P1">| 158 | Ettumanoor | kottayam |</text:p>
      <text:p text:style-name="P1">| 160 | Mahi <text:s text:c="6"/>| calicut <text:s/>|</text:p>
      <text:p text:style-name="P1">| 180 | unknown <text:s text:c="3"/>| mgroad <text:s text:c="2"/>|</text:p>
      <text:p text:style-name="P1">+-----+------------+----------+</text:p>
      <text:p text:style-name="P1">4 rows in set (0.00 sec)</text:p>
      <text:p text:style-name="P1"/>
      <text:p text:style-name="P1">mysql&gt; select bname <text:s/>from branch where bcity="kochi";</text:p>
      <text:p text:style-name="P1">+---------+</text:p>
      <text:p text:style-name="P1">| bname <text:s text:c="2"/>|</text:p>
      <text:p text:style-name="P1"><text:soft-page-break/>+---------+</text:p>
      <text:p text:style-name="P1">| Thevara |</text:p>
      <text:p text:style-name="P1">+---------+</text:p>
      <text:p text:style-name="P1">1 row in set (0.00 sec)</text:p>
      <text:p text:style-name="P1"/>
      <text:p text:style-name="P1">mysql&gt; select * from customers where city="mgroad";</text:p>
      <text:p text:style-name="P1">ERROR 1146 (42S02): Table 'BANK.customers' doesn't exist</text:p>
      <text:p text:style-name="P1">mysql&gt; select * from customer where city="mgroad";</text:p>
      <text:p text:style-name="P1">+--------+--------+--------+</text:p>
      <text:p text:style-name="P1">| custid | cname <text:s/>| city <text:s text:c="2"/>|</text:p>
      <text:p text:style-name="P1">+--------+--------+--------+</text:p>
      <text:p text:style-name="P1">| 149 <text:s text:c="3"/>| Sruthy | mgroad |</text:p>
      <text:p text:style-name="P1">+--------+--------+--------+</text:p>
      <text:p text:style-name="P1">1 row in set (0.00 sec)</text:p>
      <text:p text:style-name="P1"/>
      <text:p text:style-name="P1">mysql&gt; select bname <text:s/>from branch where bcity="mgroad";</text:p>
      <text:p text:style-name="P1">+---------+</text:p>
      <text:p text:style-name="P1">| bname <text:s text:c="2"/>|</text:p>
      <text:p text:style-name="P1">+---------+</text:p>
      <text:p text:style-name="P1">| unknown |</text:p>
      <text:p text:style-name="P1">+---------+</text:p>
      <text:p text:style-name="P1">1 row in set (0.00 sec)</text:p>
      <text:p text:style-name="P1"/>
      <text:p text:style-name="P1">mysql&gt; update branch set bname="SBI" where bid=150;</text:p>
      <text:p text:style-name="P1">Query OK, 1 row affected (0.06 sec)</text:p>
      <text:p text:style-name="P1">Rows matched: 1 <text:s/>Changed: 1 <text:s/>Warnings: 0</text:p>
      <text:p text:style-name="P1"/>
      <text:p text:style-name="P1">mysql&gt; select * from branch;</text:p>
      <text:p text:style-name="P1">+-----+------------+----------+</text:p>
      <text:p text:style-name="P1">| bid | bname <text:s text:c="5"/>| bcity <text:s text:c="3"/>|</text:p>
      <text:p text:style-name="P1">+-----+------------+----------+</text:p>
      <text:p text:style-name="P1">| 150 | SBI <text:s text:c="7"/>| kochi <text:s text:c="3"/>|</text:p>
      <text:p text:style-name="P1">| 158 | Ettumanoor | kottayam |</text:p>
      <text:p text:style-name="P1">| 160 | Mahi <text:s text:c="6"/>| calicut <text:s/>|</text:p>
      <text:p text:style-name="P1">| 180 | unknown <text:s text:c="3"/>| mgroad <text:s text:c="2"/>|</text:p>
      <text:p text:style-name="P1">+-----+------------+----------+</text:p>
      <text:p text:style-name="P1">4 rows in set (0.01 sec)</text:p>
      <text:p text:style-name="P1"/>
      <text:p text:style-name="P1">mysql&gt; update branch set bname="fedaral" where bid=158;</text:p>
      <text:p text:style-name="P1">Query OK, 1 row affected (0.05 sec)</text:p>
      <text:p text:style-name="P1">Rows matched: 1 <text:s/>Changed: 1 <text:s/>Warnings: 0</text:p>
      <text:p text:style-name="P1"/>
      <text:p text:style-name="P1">mysql&gt; update branch set bname="canera" where bid=160;</text:p>
      <text:p text:style-name="P1">Query OK, 1 row affected (0.04 sec)</text:p>
      <text:p text:style-name="P1">Rows matched: 1 <text:s/>Changed: 1 <text:s/>Warnings: 0</text:p>
      <text:p text:style-name="P1"/>
      <text:p text:style-name="P1">mysql&gt; update branch set bname="Axis" where bid=180;</text:p>
      <text:p text:style-name="P1">Query OK, 1 row affected (0.05 sec)</text:p>
      <text:p text:style-name="P1">Rows matched: 1 <text:s/>Changed: 1 <text:s/>Warnings: 0</text:p>
      <text:p text:style-name="P1"><text:soft-page-break/></text:p>
      <text:p text:style-name="P1">mysql&gt; select * from branch;</text:p>
      <text:p text:style-name="P1">+-----+---------+----------+</text:p>
      <text:p text:style-name="P1">| bid | bname <text:s text:c="2"/>| bcity <text:s text:c="3"/>|</text:p>
      <text:p text:style-name="P1">+-----+---------+----------+</text:p>
      <text:p text:style-name="P1">| 150 | SBI <text:s text:c="4"/>| kochi <text:s text:c="3"/>|</text:p>
      <text:p text:style-name="P1">| 158 | fedaral | kottayam |</text:p>
      <text:p text:style-name="P1">| 160 | canera <text:s/>| calicut <text:s/>|</text:p>
      <text:p text:style-name="P1">| 180 | Axis <text:s text:c="3"/>| mgroad <text:s text:c="2"/>|</text:p>
      <text:p text:style-name="P1">+-----+---------+----------+</text:p>
      <text:p text:style-name="P1">4 rows in set (0.00 sec)</text:p>
      <text:p text:style-name="P1"/>
      <text:p text:style-name="P1">mysql&gt; select bname <text:s/>from branch where bcity="mgroad";</text:p>
      <text:p text:style-name="P1">+-------+</text:p>
      <text:p text:style-name="P1">| bname |</text:p>
      <text:p text:style-name="P1">+-------+</text:p>
      <text:p text:style-name="P1">| Axis <text:s/>|</text:p>
      <text:p text:style-name="P1">+-------+</text:p>
      <text:p text:style-name="P1">1 row in set (0.00 sec)</text:p>
      <text:p text:style-name="P1"/>
      <text:p text:style-name="P1">mysql&gt; select bname <text:s/>from branch where bcity="kochi";</text:p>
      <text:p text:style-name="P1">+-------+</text:p>
      <text:p text:style-name="P1">| bname |</text:p>
      <text:p text:style-name="P1">+-------+</text:p>
      <text:p text:style-name="P1">| SBI <text:s text:c="2"/>|</text:p>
      <text:p text:style-name="P1">+-------+</text:p>
      <text:p text:style-name="P1">1 row in set (0.00 sec)</text:p>
      <text:p text:style-name="P1"/>
      <text:p text:style-name="P1">mysql&gt; desc customer;</text:p>
      <text:p text:style-name="P1">+--------+--------------+------+-----+---------+-------+</text:p>
      <text:p text:style-name="P1">| Field <text:s/>| Type <text:s text:c="8"/>| Null | Key | Default | Extra |</text:p>
      <text:p text:style-name="P1">+--------+--------------+------+-----+---------+-------+</text:p>
      <text:p text:style-name="P1">| custid | varchar(10) <text:s/>| NO <text:s text:c="2"/>| PRI | NULL <text:s text:c="3"/>| <text:s text:c="6"/>|</text:p>
      <text:p text:style-name="P1">| cname <text:s/>| varchar(100) | YES <text:s/>| <text:s text:c="4"/>| NULL <text:s text:c="3"/>| <text:s text:c="6"/>|</text:p>
      <text:p text:style-name="P1">| city <text:s text:c="2"/>| varchar(200) | YES <text:s/>| <text:s text:c="4"/>| NULL <text:s text:c="3"/>| <text:s text:c="6"/>|</text:p>
      <text:p text:style-name="P1">+--------+--------------+------+-----+---------+-------+</text:p>
      <text:p text:style-name="P1">3 rows in set (0.01 sec)</text:p>
      <text:p text:style-name="P1"/>
      <text:p text:style-name="P1">mysql&gt; alter table customer add column borrow int;</text:p>
      <text:p text:style-name="P1">Query OK, 0 rows affected (0.76 sec)</text:p>
      <text:p text:style-name="P1">Records: 0 <text:s/>Duplicates: 0 <text:s/>Warnings: 0</text:p>
      <text:p text:style-name="P1"/>
      <text:p text:style-name="P1">mysql&gt; desc customer;</text:p>
      <text:p text:style-name="P1">+--------+--------------+------+-----+---------+-------+</text:p>
      <text:p text:style-name="P1">| Field <text:s/>| Type <text:s text:c="8"/>| Null | Key | Default | Extra |</text:p>
      <text:p text:style-name="P1">+--------+--------------+------+-----+---------+-------+</text:p>
      <text:p text:style-name="P1">| custid | varchar(10) <text:s/>| NO <text:s text:c="2"/>| PRI | NULL <text:s text:c="3"/>| <text:s text:c="6"/>|</text:p>
      <text:p text:style-name="P1">| cname <text:s/>| varchar(100) | YES <text:s/>| <text:s text:c="4"/>| NULL <text:s text:c="3"/>| <text:s text:c="6"/>|</text:p>
      <text:p text:style-name="P1">| city <text:s text:c="2"/>| varchar(200) | YES <text:s/>| <text:s text:c="4"/>| NULL <text:s text:c="3"/>| <text:s text:c="6"/>|</text:p>
      <text:p text:style-name="P1"><text:soft-page-break/>| borrow | int(11) <text:s text:c="5"/>| YES <text:s/>| <text:s text:c="4"/>| NULL <text:s text:c="3"/>| <text:s text:c="6"/>|</text:p>
      <text:p text:style-name="P1">+--------+--------------+------+-----+---------+-------+</text:p>
      <text:p text:style-name="P1">4 rows in set (0.00 sec)</text:p>
      <text:p text:style-name="P1"/>
      <text:p text:style-name="P1">mysql&gt; select * from customer;</text:p>
      <text:p text:style-name="P1">+--------+---------+---------+--------+</text:p>
      <text:p text:style-name="P1">| custid | cname <text:s text:c="2"/>| city <text:s text:c="3"/>| borrow |</text:p>
      <text:p text:style-name="P1">+--------+---------+---------+--------+</text:p>
      <text:p text:style-name="P1">| 146 <text:s text:c="3"/>| Arya <text:s text:c="3"/>| kochi <text:s text:c="2"/>| <text:s text:c="2"/>NULL |</text:p>
      <text:p text:style-name="P1">| 147 <text:s text:c="3"/>| Athulya | kottyam | <text:s text:c="2"/>NULL |</text:p>
      <text:p text:style-name="P1">| 148 <text:s text:c="3"/>| Akshara | calicut | <text:s text:c="2"/>NULL |</text:p>
      <text:p text:style-name="P1">| 149 <text:s text:c="3"/>| Sruthy <text:s/>| mgroad <text:s/>| <text:s text:c="2"/>NULL |</text:p>
      <text:p text:style-name="P1">+--------+---------+---------+--------+</text:p>
      <text:p text:style-name="P1">4 rows in set (0.01 sec)</text:p>
      <text:p text:style-name="P1"/>
      <text:p text:style-name="P1">mysql&gt; select cname from customer where city="mgroad";</text:p>
      <text:p text:style-name="P1">+--------+</text:p>
      <text:p text:style-name="P1">| cname <text:s/>|</text:p>
      <text:p text:style-name="P1">+--------+</text:p>
      <text:p text:style-name="P1">| Sruthy |</text:p>
      <text:p text:style-name="P1">+--------+</text:p>
      <text:p text:style-name="P1">1 row in set (0.00 sec)</text:p>
      <text:p text:style-name="P1"/>
      <text:p text:style-name="P1">mysql&gt; </text:p>
      <text:p text:style-name="P1"/>
      <text:p text:style-name="P4"/>
      <text:p text:style-name="P1"/>
      <text:p text:style-name="P1"/>
      <text:p text:style-name="P1"/>
      <text:p text:style-name="P1"/>
      <text:p text:style-name="P3">| 148 <text:s text:c="3"/>| Akshara | calicut <text:s text:c="3"/>| NULL <text:s text:c="2"/>|</text:p>
      <text:p text:style-name="P3">| 149 <text:s text:c="3"/>| Arun <text:s text:c="3"/>| mgroad <text:s text:c="4"/>| NULL <text:s text:c="2"/>|</text:p>
      <text:p text:style-name="P3">| 150 <text:s text:c="3"/>| Anju <text:s text:c="3"/>| kochi <text:s text:c="5"/>| NULl <text:s text:c="2"/>|</text:p>
      <text:p text:style-name="P3">+--------+---------+------------+--------+</text:p>
      <text:p text:style-name="P3">5 rows in set (0.00 sec)</text:p>
      <text:p text:style-name="P3"/>
      <text:p text:style-name="P3">mysql&gt; update customer set borrow="NULL" where custid=150;</text:p>
      <text:p text:style-name="P3">Query OK, 1 row affected (0.04 sec)</text:p>
      <text:p text:style-name="P3">Rows matched: 1 <text:s/>Changed: 1 <text:s/>Warnings: 0</text:p>
      <text:p text:style-name="P3"/>
      <text:p text:style-name="P3">mysql&gt; select * from customer;</text:p>
      <text:p text:style-name="P3">+--------+---------+------------+--------+</text:p>
      <text:p text:style-name="P3">| custid | cname <text:s text:c="2"/>| city <text:s text:c="6"/>| borrow |</text:p>
      <text:p text:style-name="P3">+--------+---------+------------+--------+</text:p>
      <text:p text:style-name="P3">| 146 <text:s text:c="3"/>| Arya <text:s text:c="3"/>| kochi <text:s text:c="5"/>| NULL <text:s text:c="2"/>|</text:p>
      <text:p text:style-name="P3">| 147 <text:s text:c="3"/>| Athulya | Trivandrum | NULL <text:s text:c="2"/>|</text:p>
      <text:p text:style-name="P3">| 148 <text:s text:c="3"/>| Akshara | calicut <text:s text:c="3"/>| NULL <text:s text:c="2"/>|</text:p>
      <text:p text:style-name="P3">| 149 <text:s text:c="3"/>| Arun <text:s text:c="3"/>| mgroad <text:s text:c="4"/>| NULL <text:s text:c="2"/>|</text:p>
      <text:p text:style-name="P3">| 150 <text:s text:c="3"/>| Anju <text:s text:c="3"/>| kochi <text:s text:c="5"/>| NULL <text:s text:c="2"/>|</text:p>
      <text:p text:style-name="P3"><text:soft-page-break/>+--------+---------+------------+--------+</text:p>
      <text:p text:style-name="P3">5 rows in set (0.00 sec)</text:p>
      <text:p text:style-name="P3"/>
      <text:p text:style-name="P3">mysql&gt; insert into customer values(151,"Rahul","kochi","NULL");</text:p>
      <text:p text:style-name="P3">Query OK, 1 row affected (0.03 sec)</text:p>
      <text:p text:style-name="P3"/>
      <text:p text:style-name="P3">mysql&gt; select * from customer;</text:p>
      <text:p text:style-name="P3">+--------+---------+------------+--------+</text:p>
      <text:p text:style-name="P3">| custid | cname <text:s text:c="2"/>| city <text:s text:c="6"/>| borrow |</text:p>
      <text:p text:style-name="P3">+--------+---------+------------+--------+</text:p>
      <text:p text:style-name="P3">| 146 <text:s text:c="3"/>| Arya <text:s text:c="3"/>| kochi <text:s text:c="5"/>| NULL <text:s text:c="2"/>|</text:p>
      <text:p text:style-name="P3">| 147 <text:s text:c="3"/>| Athulya | Trivandrum | NULL <text:s text:c="2"/>|</text:p>
      <text:p text:style-name="P3">| 148 <text:s text:c="3"/>| Akshara | calicut <text:s text:c="3"/>| NULL <text:s text:c="2"/>|</text:p>
      <text:p text:style-name="P3">| 149 <text:s text:c="3"/>| Arun <text:s text:c="3"/>| mgroad <text:s text:c="4"/>| NULL <text:s text:c="2"/>|</text:p>
      <text:p text:style-name="P3">| 150 <text:s text:c="3"/>| Anju <text:s text:c="3"/>| kochi <text:s text:c="5"/>| NULL <text:s text:c="2"/>|</text:p>
      <text:p text:style-name="P3">| 151 <text:s text:c="3"/>| Rahul <text:s text:c="2"/>| kochi <text:s text:c="5"/>| NULL <text:s text:c="2"/>|</text:p>
      <text:p text:style-name="P3">+--------+---------+------------+--------+</text:p>
      <text:p text:style-name="P3">6 rows in set (0.00 sec)</text:p>
      <text:p text:style-name="P3"/>
      <text:p text:style-name="P3">mysql&gt; select * from branch;</text:p>
      <text:p text:style-name="P3">+-----+---------+------------+</text:p>
      <text:p text:style-name="P3">| bid | bname <text:s text:c="2"/>| bcity <text:s text:c="5"/>|</text:p>
      <text:p text:style-name="P3">+-----+---------+------------+</text:p>
      <text:p text:style-name="P3">| 150 | SBI <text:s text:c="4"/>| kochi <text:s text:c="5"/>|</text:p>
      <text:p text:style-name="P3">| 158 | fedaral | Trivandrum |</text:p>
      <text:p text:style-name="P3">| 160 | canera <text:s/>| calicut <text:s text:c="3"/>|</text:p>
      <text:p text:style-name="P3">| 180 | Axis <text:s text:c="3"/>| mgroad <text:s text:c="4"/>|</text:p>
      <text:p text:style-name="P3">+-----+---------+------------+</text:p>
      <text:p text:style-name="P3">4 rows in set (0.00 sec)</text:p>
      <text:p text:style-name="P3"/>
      <text:p text:style-name="P3">mysql&gt; insert into branch values(182,"federal","Trivandrum");</text:p>
      <text:p text:style-name="P3">Query OK, 1 row affected (0.07 sec)</text:p>
      <text:p text:style-name="P3"/>
      <text:p text:style-name="P3">mysql&gt; insert into branch values(184,"federal","Trivandrum");</text:p>
      <text:p text:style-name="P3">Query OK, 1 row affected (0.04 sec)</text:p>
      <text:p text:style-name="P3"/>
      <text:p text:style-name="P3">mysql&gt; select * from branch;</text:p>
      <text:p text:style-name="P3">+-----+---------+------------+</text:p>
      <text:p text:style-name="P3">| bid | bname <text:s text:c="2"/>| bcity <text:s text:c="5"/>|</text:p>
      <text:p text:style-name="P3">+-----+---------+------------+</text:p>
      <text:p text:style-name="P3">| 150 | SBI <text:s text:c="4"/>| kochi <text:s text:c="5"/>|</text:p>
      <text:p text:style-name="P3">| 158 | fedaral | Trivandrum |</text:p>
      <text:p text:style-name="P3">| 160 | canera <text:s/>| calicut <text:s text:c="3"/>|</text:p>
      <text:p text:style-name="P3">| 180 | Axis <text:s text:c="3"/>| mgroad <text:s text:c="4"/>|</text:p>
      <text:p text:style-name="P3">| 182 | federal | Trivandrum |</text:p>
      <text:p text:style-name="P3">| 184 | federal | Trivandrum |</text:p>
      <text:p text:style-name="P3">+-----+---------+------------+</text:p>
      <text:p text:style-name="P3">6 rows in set (0.00 sec)</text:p>
      <text:p text:style-name="P3"/>
      <text:p text:style-name="P3"><text:soft-page-break/>mysql&gt; select * from account;</text:p>
      <text:p text:style-name="P3">+----------+--------+------+-----------------+------------+---------+----------+</text:p>
      <text:p text:style-name="P3">| acnumber | custid | bid <text:s/>| opening_balance | aod <text:s text:c="7"/>| atype <text:s text:c="2"/>| astatus <text:s/>|</text:p>
      <text:p text:style-name="P3">+----------+--------+------+-----------------+------------+---------+----------+</text:p>
      <text:p text:style-name="P3">| 173946 <text:s text:c="2"/>| 147 <text:s text:c="3"/>| 158 <text:s/>| <text:s text:c="10"/>35000 | 2020-10-24 | current | active <text:s text:c="2"/>|</text:p>
      <text:p text:style-name="P3">| 182914 <text:s text:c="2"/>| 146 <text:s text:c="3"/>| 150 <text:s/>| <text:s text:c="10"/>40000 | 2010-12-12 | savings | active <text:s text:c="2"/>|</text:p>
      <text:p text:style-name="P3">| 230246 <text:s text:c="2"/>| 148 <text:s text:c="3"/>| 160 <text:s/>| <text:s text:c="11"/>5000 | 2020-08-10 | savings | active <text:s text:c="2"/>|</text:p>
      <text:p text:style-name="P3">| 751021 <text:s text:c="2"/>| 149 <text:s text:c="3"/>| 180 <text:s/>| <text:s text:c="10"/>10000 | 2000-03-02 | savings | inactive |</text:p>
      <text:p text:style-name="P3">+----------+--------+------+-----------------+------------+---------+----------+</text:p>
      <text:p text:style-name="P3">4 rows in set (0.00 sec)</text:p>
      <text:p text:style-name="P3"/>
      <text:p text:style-name="P3">mysql&gt; insert into account values(190021,150,100000,'2002-03-02',"current","active");</text:p>
      <text:p text:style-name="P3">ERROR 1136 (21S01): Column count doesn't match value count at row 1</text:p>
      <text:p text:style-name="P3">mysql&gt; insert into account values(190021,150,182,100000,'2002-03-02',"current","active");</text:p>
      <text:p text:style-name="P3">Query OK, 1 row affected (0.05 sec)</text:p>
      <text:p text:style-name="P3"/>
      <text:p text:style-name="P3">mysql&gt; insert into account values(123456,151,184,20000,'2018-11-28',"current","active");</text:p>
      <text:p text:style-name="P3">Query OK, 1 row affected (0.04 sec)</text:p>
      <text:p text:style-name="P3"/>
      <text:p text:style-name="P3">mysql&gt; select * from account;</text:p>
      <text:p text:style-name="P3">+----------+--------+------+-----------------+------------+---------+----------+</text:p>
      <text:p text:style-name="P3">| acnumber | custid | bid <text:s/>| opening_balance | aod <text:s text:c="7"/>| atype <text:s text:c="2"/>| astatus <text:s/>|</text:p>
      <text:p text:style-name="P3">+----------+--------+------+-----------------+------------+---------+----------+</text:p>
      <text:p text:style-name="P3">| 123456 <text:s text:c="2"/>| 151 <text:s text:c="3"/>| 184 <text:s/>| <text:s text:c="10"/>20000 | 2018-11-28 | current | active <text:s text:c="2"/>|</text:p>
      <text:p text:style-name="P3">| 173946 <text:s text:c="2"/>| 147 <text:s text:c="3"/>| 158 <text:s/>| <text:s text:c="10"/>35000 | 2020-10-24 | current | active <text:s text:c="2"/>|</text:p>
      <text:p text:style-name="P3">| 182914 <text:s text:c="2"/>| 146 <text:s text:c="3"/>| 150 <text:s/>| <text:s text:c="10"/>40000 | 2010-12-12 | savings | active <text:s text:c="2"/>|</text:p>
      <text:p text:style-name="P3">| 190021 <text:s text:c="2"/>| 150 <text:s text:c="3"/>| 182 <text:s/>| <text:s text:c="9"/>100000 | 2002-03-02 | current | active <text:s text:c="2"/>|</text:p>
      <text:p text:style-name="P3">| 230246 <text:s text:c="2"/>| 148 <text:s text:c="3"/>| 160 <text:s/>| <text:s text:c="11"/>5000 | 2020-08-10 | savings | active <text:s text:c="2"/>|</text:p>
      <text:p text:style-name="P3">| 751021 <text:s text:c="2"/>| 149 <text:s text:c="3"/>| 180 <text:s/>| <text:s text:c="10"/>10000 | 2000-03-02 | savings | inactive |</text:p>
      <text:p text:style-name="P3">+----------+--------+------+-----------------+------------+---------+----------+</text:p>
      <text:p text:style-name="P3">6 rows in set (0.00 sec)</text:p>
      <text:p text:style-name="P3"/>
      <text:p text:style-name="P3">mysql&gt; select * from borrower;</text:p>
      <text:p text:style-name="P3">+--------+--------+--------+------+</text:p>
      <text:p text:style-name="P3">| loanno | custid | AMOUNT | bid <text:s/>|</text:p>
      <text:p text:style-name="P3">+--------+--------+--------+------+</text:p>
      <text:p text:style-name="P3">| <text:s text:c="2"/>1816 | 146 <text:s text:c="3"/>| <text:s/>50000 | 150 <text:s/>|</text:p>
      <text:p text:style-name="P3">| <text:s text:c="2"/>1824 | 148 <text:s text:c="3"/>| <text:s/>22000 | 160 <text:s/>|</text:p>
      <text:p text:style-name="P3">+--------+--------+--------+------+</text:p>
      <text:p text:style-name="P3">2 rows in set (0.00 sec)</text:p>
      <text:p text:style-name="P3"/>
      <text:p text:style-name="P3">mysql&gt; <text:s/>select c.cname from customerc,borrower b wherec.custid and c.city="calicut";</text:p>
      <text:p text:style-name="P3">ERROR 1064 (42000): You have an error in your SQL syntax; check the manual that corresponds to your MySQL server version for the right syntax to use near 'wherec.custid and c.city="calicut"' at line 1</text:p>
      <text:p text:style-name="P3">mysql&gt; <text:s/>select c.cname from customerc,borrower b where c.custid and c.city="calicut";</text:p>
      <text:p text:style-name="P3">ERROR 1146 (42S02): Table 'BANK.customerc' doesn't exist</text:p>
      <text:p text:style-name="P3">mysql&gt; <text:s/>select c.cname from customer c,borrower b where c.custid and c.city="calicut";</text:p>
      <text:p text:style-name="P3">+---------+</text:p>
      <text:p text:style-name="P3">| cname <text:s text:c="2"/>|</text:p>
      <text:p text:style-name="P3"><text:soft-page-break/>+---------+</text:p>
      <text:p text:style-name="P3">| Akshara |</text:p>
      <text:p text:style-name="P3">| Akshara |</text:p>
      <text:p text:style-name="P3">+---------+</text:p>
      <text:p text:style-name="P3">2 rows in set (0.00 sec)</text:p>
      <text:p text:style-name="P3"/>
      <text:p text:style-name="P3">mysql&gt; <text:s/>select c.cname from customer c and borrower b where c.custid and c.city="calicut";</text:p>
      <text:p text:style-name="P3">ERROR 1064 (42000): You have an error in your SQL syntax; check the manual that corresponds to your MySQL server version for the right syntax to use near 'and borrower b where c.custid and c.city="calicut"' at line 1</text:p>
      <text:p text:style-name="P3">mysql&gt; <text:s/>select c.cname from customer c,borrower b where c.custid and c.city="calicut";</text:p>
      <text:p text:style-name="P3">+---------+</text:p>
      <text:p text:style-name="P3">| cname <text:s text:c="2"/>|</text:p>
      <text:p text:style-name="P3">+---------+</text:p>
      <text:p text:style-name="P3">| Akshara |</text:p>
      <text:p text:style-name="P3">| Akshara |</text:p>
      <text:p text:style-name="P3">+---------+</text:p>
      <text:p text:style-name="P3">2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4T15:25:40.926628227</meta:creation-date>
    <dc:date>2023-04-11T15:34:31.282930242</dc:date>
    <meta:editing-duration>PT2H12M54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8" meta:paragraph-count="299" meta:word-count="2079" meta:character-count="12353" meta:non-whitespace-character-count="9840"/>
  </office:meta>
</office:document-meta>
</file>